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76D444D8141B10F34D.png" manifest:media-type="image/png"/>
  <manifest:file-entry manifest:full-path="Pictures/10000000000000B4000000B4BBA3D3C53CB3E5B3.png" manifest:media-type="image/png"/>
  <manifest:file-entry manifest:full-path="Pictures/100002010000084E00000326EB4E118263551E7A.png" manifest:media-type="image/png"/>
  <manifest:file-entry manifest:full-path="Pictures/100002010000011D00000140AA2150E289158A76.png" manifest:media-type="image/png"/>
  <manifest:file-entry manifest:full-path="Pictures/10000201000000FF000000C6B3EC9DB3ABE1806D.png" manifest:media-type="image/png"/>
  <manifest:file-entry manifest:full-path="Pictures/10000201000000AA000000AA960FC127AE7B0FCF.png" manifest:media-type="image/png"/>
  <manifest:file-entry manifest:full-path="Pictures/1000000000000190000001907FB0EF2007F1F7AC.png" manifest:media-type="image/png"/>
  <manifest:file-entry manifest:full-path="Pictures/10000201000001450000014565357D5D14CE6F38.png" manifest:media-type="image/png"/>
  <manifest:file-entry manifest:full-path="Pictures/10000201000003E8000002322424DB7F8AD00F68.png" manifest:media-type="image/png"/>
  <manifest:file-entry manifest:full-path="Pictures/1000000000000960000007089707CB71C5603689.png" manifest:media-type="image/png"/>
  <manifest:file-entry manifest:full-path="Pictures/10000201000000E1000000E1D7EC5FBA239977B5.png" manifest:media-type="image/png"/>
  <manifest:file-entry manifest:full-path="Pictures/1000020100000258000001907940F32ECE8F4B2C.png" manifest:media-type="image/png"/>
  <manifest:file-entry manifest:full-path="Pictures/1000020100000257000000C850C929659F1CC7FD.png" manifest:media-type="image/png"/>
  <manifest:file-entry manifest:full-path="Pictures/10000000000004B0000004B05AA73E361964919E.png" manifest:media-type="image/png"/>
  <manifest:file-entry manifest:full-path="Pictures/1000020100000190000001901B8D20B9ACC8592F.png" manifest:media-type="image/png"/>
  <manifest:file-entry manifest:full-path="Pictures/1000020100000100000001002B8686ABC0AA502A.png" manifest:media-type="image/png"/>
  <manifest:file-entry manifest:full-path="Pictures/10000201000001A10000019B9C1E990FDA7160A9.png" manifest:media-type="image/png"/>
  <manifest:file-entry manifest:full-path="Pictures/10000201000002BC000002BC3C2F8C3ADE701276.png" manifest:media-type="image/png"/>
  <manifest:file-entry manifest:full-path="Pictures/10000201000003E8000001A96D22240CD4A9B5DF.png" manifest:media-type="image/png"/>
  <manifest:file-entry manifest:full-path="Pictures/10000201000000C8000000C874DA939FF3D1D941.png" manifest:media-type="image/png"/>
  <manifest:file-entry manifest:full-path="Pictures/100000000000032000000258FA5D494D53975924.png" manifest:media-type="image/png"/>
  <manifest:file-entry manifest:full-path="Pictures/10000201000004B000000320E0EEE183552C2E08.png" manifest:media-type="image/png"/>
  <manifest:file-entry manifest:full-path="Pictures/10000201000000E1000000E15065C5C4D6CC2F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8" text:anchor-type="paragraph" svg:x="4.1555in" svg:y="6.2291in" svg:width="0.9429in" svg:height="0.7866in" draw:z-index="0"><draw:image xlink:href="Pictures/10000201000000FF000000C6B3EC9DB3ABE1806D.png" xlink:type="simple" xlink:show="embed" xlink:actuate="onLoad" loext:mime-type="image/x-vclgraphic"/></draw:frame><draw:frame draw:style-name="fr1" draw:name="Image3" text:anchor-type="paragraph" svg:x="1.9909in" svg:y="4.3543in" svg:width="0.5055in" svg:height="0.4846in" draw:z-index="1"><draw:image xlink:href="Pictures/10000201000000E1000000E1D7EC5FBA239977B5.png" xlink:type="simple" xlink:show="embed" xlink:actuate="onLoad" loext:mime-type="image/x-vclgraphic"/></draw:frame><draw:frame draw:style-name="fr1" draw:name="Image9" text:anchor-type="paragraph" svg:x="4.7835in" svg:y="3.8543in" svg:width="0.8047in" svg:height="0.4953in" draw:z-index="2"><draw:image xlink:href="Pictures/1000000000000960000007089707CB71C5603689.png" xlink:type="simple" xlink:show="embed" xlink:actuate="onLoad" loext:mime-type="image/x-vclgraphic"/></draw:frame><draw:frame draw:style-name="fr1" draw:name="Image6" text:anchor-type="paragraph" svg:x="0.9075in" svg:y="2.0417in" svg:width="0.8807in" svg:height="0.8075in" draw:z-index="3"><draw:image xlink:href="Pictures/10000201000001450000014565357D5D14CE6F38.png" xlink:type="simple" xlink:show="embed" xlink:actuate="onLoad" loext:mime-type="image/x-vclgraphic"/></draw:frame><draw:frame draw:style-name="fr1" draw:name="Image1" text:anchor-type="paragraph" svg:x="3.5252in" svg:y="4.0984in" svg:width="0.1516in" svg:height="0.1516in" draw:z-index="4"><draw:image xlink:href="Pictures/1000000000000190000001907FB0EF2007F1F7AC.png" xlink:type="simple" xlink:show="embed" xlink:actuate="onLoad" loext:mime-type="image/x-vclgraphic"/></draw:frame><draw:frame draw:style-name="fr1" draw:name="Image12" text:anchor-type="paragraph" svg:x="2.1862in" svg:y="2.9898in" svg:width="1.1311in" svg:height="1.1516in" draw:z-index="5"><draw:image xlink:href="Pictures/1000020100000190000001901B8D20B9ACC8592F.png" xlink:type="simple" xlink:show="embed" xlink:actuate="onLoad" loext:mime-type="image/x-vclgraphic"/></draw:frame><draw:frame draw:style-name="fr1" draw:name="Image2" text:anchor-type="paragraph" svg:x="5.5134in" svg:y="1.8646in" svg:width="0.8783in" svg:height="0.8783in" draw:z-index="6"><draw:image xlink:href="Pictures/10000000000004B0000004B05AA73E361964919E.png" xlink:type="simple" xlink:show="embed" xlink:actuate="onLoad" loext:mime-type="image/x-vclgraphic"/></draw:frame><draw:frame draw:style-name="fr1" draw:name="Image14" text:anchor-type="paragraph" svg:x="0.7646in" svg:y="5.9626in" svg:width="1.6752in" svg:height="0.7154in" draw:z-index="7"><draw:image xlink:href="Pictures/1000020100000257000000C850C929659F1CC7FD.png" xlink:type="simple" xlink:show="embed" xlink:actuate="onLoad" loext:mime-type="image/x-vclgraphic"/></draw:frame><draw:frame draw:style-name="fr1" draw:name="Image4" text:anchor-type="paragraph" svg:x="0.7291in" svg:y="0.478in" svg:width="1.4055in" svg:height="1.0543in" draw:z-index="8"><draw:image xlink:href="Pictures/10000201000001A10000019B9C1E990FDA7160A9.png" xlink:type="simple" xlink:show="embed" xlink:actuate="onLoad" loext:mime-type="image/x-vclgraphic"/></draw:frame><draw:frame draw:style-name="fr1" draw:name="Image5" text:anchor-type="paragraph" svg:x="3.1811in" svg:y="4.5047in" svg:width="1.1929in" svg:height="1.1929in" draw:z-index="9"><draw:image xlink:href="Pictures/10000201000000C8000000C874DA939FF3D1D941.png" xlink:type="simple" xlink:show="embed" xlink:actuate="onLoad" loext:mime-type="image/x-vclgraphic"/></draw:frame><draw:frame draw:style-name="fr1" draw:name="Image7" text:anchor-type="paragraph" svg:x="0.6457in" svg:y="3.1354in" svg:width="1.3626in" svg:height="1.022in" draw:z-index="10"><draw:image xlink:href="Pictures/100000000000032000000258FA5D494D53975924.png" xlink:type="simple" xlink:show="embed" xlink:actuate="onLoad" loext:mime-type="image/x-vclgraphic"/></draw:frame><draw:frame draw:style-name="fr1" draw:name="Image10" text:anchor-type="paragraph" svg:x="6.0146in" svg:y="6.4839in" svg:width="0.0783in" svg:height="0.0783in" draw:z-index="11"><draw:image xlink:href="Pictures/1000020100000100000001002B8686ABC0AA502A.png" xlink:type="simple" xlink:show="embed" xlink:actuate="onLoad" loext:mime-type="image/x-vclgraphic"/></draw:frame><draw:frame draw:style-name="fr1" draw:name="Image16" text:anchor-type="paragraph" svg:x="3.5709in" svg:y="0.2756in" svg:width="2.5382in" svg:height="1.0791in" draw:z-index="12"><draw:image xlink:href="Pictures/10000201000003E8000001A96D22240CD4A9B5DF.png" xlink:type="simple" xlink:show="embed" xlink:actuate="onLoad" loext:mime-type="image/x-vclgraphic"/></draw:frame><draw:frame draw:style-name="fr1" draw:name="Image11" text:anchor-type="paragraph" svg:x="4.7283in" svg:y="3in" svg:width="0.6307in" svg:height="0.589in" draw:z-index="13"><draw:image xlink:href="Pictures/10000201000000E1000000E15065C5C4D6CC2F72.png" xlink:type="simple" xlink:show="embed" xlink:actuate="onLoad" loext:mime-type="image/x-vclgraphic"/></draw:frame><draw:frame draw:style-name="fr1" draw:name="Image13" text:anchor-type="paragraph" svg:x="0.0382in" svg:y="4.5102in" svg:width="1.6819in" svg:height="1.1217in" draw:z-index="14"><draw:image xlink:href="Pictures/10000201000004B000000320E0EEE183552C2E08.png" xlink:type="simple" xlink:show="embed" xlink:actuate="onLoad" loext:mime-type="image/x-vclgraphic"/></draw:frame><draw:frame draw:style-name="fr1" draw:name="Image15" text:anchor-type="paragraph" svg:x="4.7055in" svg:y="4.5362in" svg:width="1.2902in" svg:height="1.2902in" draw:z-index="15"><draw:image xlink:href="Pictures/10000201000002BC000002BC3C2F8C3ADE701276.png" xlink:type="simple" xlink:show="embed" xlink:actuate="onLoad" loext:mime-type="image/x-vclgraphic"/></draw:frame><draw:frame draw:style-name="fr1" draw:name="Image17" text:anchor-type="paragraph" svg:x="2.2752in" svg:y="1.5311in" svg:width="2.0634in" svg:height="1.3756in" draw:z-index="16"><draw:image xlink:href="Pictures/1000020100000258000001907940F32ECE8F4B2C.png" xlink:type="simple" xlink:show="embed" xlink:actuate="onLoad" loext:mime-type="image/x-vclgraphic"/></draw:frame><draw:frame draw:style-name="fr1" draw:name="Image18" text:anchor-type="paragraph" svg:x="0.4181in" svg:y="6.8543in" svg:width="2.3189in" svg:height="1.3035in" draw:z-index="17"><draw:image xlink:href="Pictures/10000201000003E8000002322424DB7F8AD00F68.png" xlink:type="simple" xlink:show="embed" xlink:actuate="onLoad" loext:mime-type="image/x-vclgraphic"/></draw:frame><draw:frame draw:style-name="fr1" draw:name="Image19" text:anchor-type="paragraph" svg:x="2.9728in" svg:y="6.1508in" svg:width="0.8075in" svg:height="0.8075in" draw:z-index="18"><draw:image xlink:href="Pictures/10000201000000AA000000AA960FC127AE7B0FCF.png" xlink:type="simple" xlink:show="embed" xlink:actuate="onLoad" loext:mime-type="image/x-vclgraphic"/></draw:frame><draw:frame draw:style-name="fr1" draw:name="Image20" text:anchor-type="paragraph" svg:x="2.9472in" svg:y="7.2437in" svg:width="1.3228in" svg:height="1.4854in" draw:z-index="19"><draw:image xlink:href="Pictures/100002010000011D00000140AA2150E289158A76.png" xlink:type="simple" xlink:show="embed" xlink:actuate="onLoad" loext:mime-type="image/x-vclgraphic"/></draw:frame><draw:frame draw:style-name="fr1" draw:name="Image21" text:anchor-type="paragraph" svg:x="2.2189in" svg:y="0.5728in" svg:width="1.2374in" svg:height="0.4693in" draw:z-index="20"><draw:image xlink:href="Pictures/100002010000084E00000326EB4E118263551E7A.png" xlink:type="simple" xlink:show="embed" xlink:actuate="onLoad" loext:mime-type="image/x-vclgraphic"/></draw:frame><draw:frame draw:style-name="fr1" draw:name="Image22" text:anchor-type="paragraph" svg:x="-0.0661in" svg:y="1.7291in" svg:width="0.7453in" svg:height="0.7453in" draw:z-index="21"><draw:image xlink:href="Pictures/10000000000000B4000000B4BBA3D3C53CB3E5B3.png" xlink:type="simple" xlink:show="embed" xlink:actuate="onLoad" loext:mime-type="image/x-vclgraphic"/></draw:frame><draw:frame draw:style-name="fr1" draw:name="Image23" text:anchor-type="paragraph" svg:x="4.4689in" svg:y="7.3752in" svg:width="1.7165in" svg:height="0.9016in" draw:z-index="22"><draw:image xlink:href="Pictures/10000000000004B000000276D444D8141B10F34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5:27:41.531242215</meta:creation-date>
    <dc:date>2019-02-10T15:37:06.387319697</dc:date>
    <meta:editing-duration>PT9M25S</meta:editing-duration>
    <meta:editing-cycles>1</meta:editing-cycles>
    <meta:document-statistic meta:table-count="0" meta:image-count="23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